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A50000003F5CE7AA8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svg:stroke-color="#ff0000" draw:fill="none" draw:fill-color="#b3b3b3" draw:textarea-vertical-align="middle" draw:auto-grow-height="false" fo:min-height="0.749cm" fo:min-width="0.499cm"/>
    </style:style>
    <style:style style:name="gr9" style:family="graphic" style:parent-style-name="standard">
      <style:graphic-properties draw:fill="none"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408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draw:stroke="dash" draw:stroke-dash="Ultrafine_20_2_20_Dots_20_3_20_Dashes" svg:stroke-color="#ff0000" draw:marker-start="Arrow" draw:marker-start-width="0.3cm" draw:marker-end="Arrow" draw:marker-end-width="0.3cm" draw:fill="solid" draw:fill-color="#b3b3b3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01cm"/>
    </style:style>
    <style:style style:name="gr14" style:family="graphic" style:parent-style-name="objectwithoutfill">
      <style:graphic-properties svg:stroke-color="#ff0000" draw:marker-end="Arrow" draw:marker-end-width="0.3cm" draw:fill="none" draw:fill-color="#b3b3b3" draw:textarea-vertical-align="middle"/>
    </style:style>
    <style:style style:name="gr15" style:family="graphic" style:parent-style-name="standard">
      <style:graphic-properties draw:fill="solid" draw:fill-color="#e6e6e6" draw:secondary-fill-color="#355e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deb3d" draw:secondary-fill-color="#00ae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25cm"/>
    </style:style>
    <style:style style:name="gr18" style:family="graphic" style:parent-style-name="standard">
      <style:graphic-properties draw:stroke="none" svg:stroke-color="#000000" draw:fill="none" draw:fill-color="#ffffff" fo:min-height="1.45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000000" fo:font-size="10pt" style:font-size-asian="10pt" style:font-size-complex="10pt"/>
    </style:style>
    <style:style style:name="P4" style:family="paragraph">
      <style:paragraph-properties fo:text-align="center"/>
      <style:text-properties fo:color="#000000"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3cm" svg:height="1.1cm" svg:x="9.496cm" svg:y="25.732cm">
          <text:p/>
          <draw:enhanced-geometry svg:viewBox="0 0 21600 21600" draw:extrusion="true" draw:extrusion-viewpoint="(0cm -3.472cm 25cm)" draw:extrusion-origin="0 -0.5" draw:extrusion-skew="50 -90" draw:extrusion-depth="0.01cm 0" draw:type="rectangle" draw:enhanced-path="M 0 0 L 21600 0 21600 21600 0 21600 0 0 Z N"/>
        </draw:custom-shape>
        <draw:frame draw:style-name="gr2" draw:text-style-name="P1" draw:layer="layout" svg:width="1.737cm" svg:height="0.26cm" draw:transform="rotate (1.57358885359809) translate (10.442cm 5.138cm)">
          <draw:image xlink:href="Pictures/10000201000001A50000003F5CE7AA8E.png" xlink:type="simple" xlink:show="embed" xlink:actuate="onLoad">
            <text:p/>
          </draw:image>
        </draw:frame>
        <draw:custom-shape draw:style-name="gr3" draw:text-style-name="P1" draw:layer="layout" svg:width="0.9cm" svg:height="1cm" svg:x="10cm" svg:y="21.7cm">
          <text:p/>
          <draw:enhanced-geometry svg:viewBox="0 0 21600 21600" draw:path-stretchpoint-x="10800" draw:path-stretchpoint-y="10800" draw:text-areas="?f3 ?f4 ?f5 ?f6" draw:extrusion="true" draw:extrusion-depth="0.7cm 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9.2cm" svg:x="4.8cm" svg:y="2.9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3cm 0" draw:type="rectangle" draw:enhanced-path="M 0 0 L 21600 0 21600 21600 0 21600 0 0 Z N"/>
        </draw:custom-shape>
        <draw:custom-shape draw:style-name="gr1" draw:text-style-name="P1" draw:layer="layout" svg:width="0.8cm" svg:height="19.2cm" svg:x="15.3cm" svg:y="2.9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3cm 0" draw:type="rectangle" draw:enhanced-path="M 0 0 L 21600 0 21600 21600 0 21600 0 0 Z N"/>
        </draw:custom-shape>
        <draw:custom-shape draw:style-name="gr4" draw:text-style-name="P1" draw:layer="layout" svg:width="11.3cm" svg:height="0.6cm" svg:x="4.8cm" svg:y="2.9cm">
          <text:p/>
          <draw:enhanced-geometry svg:viewBox="0 0 21600 21600" draw:extrusion="true" draw:extrusion-depth="0.3cm 0" draw:type="rectangle" draw:enhanced-path="M 0 0 L 21600 0 21600 21600 0 21600 0 0 Z N"/>
        </draw:custom-shape>
        <draw:custom-shape draw:style-name="gr4" draw:text-style-name="P1" draw:layer="layout" svg:width="11.3cm" svg:height="0.6cm" svg:x="4.8cm" svg:y="21.5cm">
          <text:p/>
          <draw:enhanced-geometry svg:viewBox="0 0 21600 21600" draw:extrusion="true" draw:extrusion-depth="0.3cm 0" draw:type="rectangle" draw:enhanced-path="M 0 0 L 21600 0 21600 21600 0 21600 0 0 Z N"/>
        </draw:custom-shape>
        <draw:custom-shape draw:style-name="gr5" draw:text-style-name="P1" draw:layer="layout" svg:width="11.3cm" svg:height="0.3cm" svg:x="4.8cm" svg:y="21.5cm">
          <text:p/>
          <draw:enhanced-geometry svg:viewBox="0 0 21600 21600" draw:extrusion="true" draw:extrusion-depth="0.07cm 0" draw:type="rectangle" draw:enhanced-path="M 0 0 L 21600 0 21600 21600 0 21600 0 0 Z N"/>
        </draw:custom-shape>
        <draw:custom-shape draw:style-name="gr5" draw:text-style-name="P1" draw:layer="layout" svg:width="11.3cm" svg:height="0.3cm" svg:x="4.8cm" svg:y="3.2cm">
          <text:p/>
          <draw:enhanced-geometry svg:viewBox="0 0 21600 21600" draw:extrusion="true" draw:extrusion-depth="0.07cm 0" draw:type="rectangle" draw:enhanced-path="M 0 0 L 21600 0 21600 21600 0 21600 0 0 Z N"/>
        </draw:custom-shape>
        <draw:custom-shape draw:style-name="gr1" draw:text-style-name="P1" draw:layer="layout" svg:width="0.6cm" svg:height="18cm" svg:x="4.9cm" svg:y="3.5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07cm 0" draw:type="rectangle" draw:enhanced-path="M 0 0 L 21600 0 21600 21600 0 21600 0 0 Z N"/>
        </draw:custom-shape>
        <draw:custom-shape draw:style-name="gr6" draw:text-style-name="P1" draw:layer="layout" svg:width="0.1cm" svg:height="18cm" svg:x="5.1cm" svg:y="3.5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1cm 0" draw:type="rectangle" draw:enhanced-path="M 0 0 L 21600 0 21600 21600 0 21600 0 0 Z N"/>
        </draw:custom-shape>
        <draw:custom-shape draw:style-name="gr1" draw:text-style-name="P1" draw:layer="layout" svg:width="0.6cm" svg:height="18cm" svg:x="15.4cm" svg:y="3.5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07cm 0" draw:type="rectangle" draw:enhanced-path="M 0 0 L 21600 0 21600 21600 0 21600 0 0 Z N"/>
        </draw:custom-shape>
        <draw:custom-shape draw:style-name="gr6" draw:text-style-name="P1" draw:layer="layout" svg:width="0.1cm" svg:height="18cm" svg:x="15.7cm" svg:y="3.5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1cm 0" draw:type="rectangle" draw:enhanced-path="M 0 0 L 21600 0 21600 21600 0 21600 0 0 Z N"/>
        </draw:custom-shape>
        <draw:custom-shape draw:style-name="gr6" draw:text-style-name="P1" draw:layer="layout" svg:width="1.5cm" svg:height="0.3cm" svg:x="5.9cm" svg:y="21.5cm">
          <text:p/>
          <draw:enhanced-geometry svg:viewBox="0 0 21600 21600" draw:extrusion="true" draw:extrusion-depth="0.07cm 0" draw:type="rectangle" draw:enhanced-path="M 0 0 L 21600 0 21600 21600 0 21600 0 0 Z N"/>
        </draw:custom-shape>
        <draw:custom-shape draw:style-name="gr6" draw:text-style-name="P1" draw:layer="layout" svg:width="1.5cm" svg:height="0.3cm" svg:x="5.9cm" svg:y="3.2cm">
          <text:p/>
          <draw:enhanced-geometry svg:viewBox="0 0 21600 21600" draw:extrusion="true" draw:extrusion-depth="0.07cm 0" draw:type="rectangle" draw:enhanced-path="M 0 0 L 21600 0 21600 21600 0 21600 0 0 Z N"/>
        </draw:custom-shape>
        <draw:custom-shape draw:style-name="gr1" draw:text-style-name="P1" draw:layer="layout" svg:width="0.4cm" svg:height="18.6cm" svg:x="6.4cm" svg:y="3.2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07cm 0" draw:type="rectangle" draw:enhanced-path="M 0 0 L 21600 0 21600 21600 0 21600 0 0 Z N"/>
        </draw:custom-shape>
        <draw:custom-shape draw:style-name="gr6" draw:text-style-name="P1" draw:layer="layout" svg:width="0.1cm" svg:height="18cm" svg:x="6.4cm" svg:y="3.5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1cm 0" draw:type="rectangle" draw:enhanced-path="M 0 0 L 21600 0 21600 21600 0 21600 0 0 Z N"/>
        </draw:custom-shape>
        <draw:custom-shape draw:style-name="gr6" draw:text-style-name="P1" draw:layer="layout" svg:width="1.5cm" svg:height="0.3cm" svg:x="13.7cm" svg:y="21.5cm">
          <text:p/>
          <draw:enhanced-geometry svg:viewBox="0 0 21600 21600" draw:extrusion="true" draw:extrusion-depth="0.07cm 0" draw:type="rectangle" draw:enhanced-path="M 0 0 L 21600 0 21600 21600 0 21600 0 0 Z N"/>
        </draw:custom-shape>
        <draw:custom-shape draw:style-name="gr6" draw:text-style-name="P1" draw:layer="layout" svg:width="1.5cm" svg:height="0.3cm" svg:x="13.6cm" svg:y="3.2cm">
          <text:p/>
          <draw:enhanced-geometry svg:viewBox="0 0 21600 21600" draw:extrusion="true" draw:extrusion-depth="0.07cm 0" draw:type="rectangle" draw:enhanced-path="M 0 0 L 21600 0 21600 21600 0 21600 0 0 Z N"/>
        </draw:custom-shape>
        <draw:custom-shape draw:style-name="gr1" draw:text-style-name="P1" draw:layer="layout" svg:width="0.4cm" svg:height="18.6cm" svg:x="14.2cm" svg:y="3.2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07cm 0" draw:type="rectangle" draw:enhanced-path="M 0 0 L 21600 0 21600 21600 0 21600 0 0 Z N"/>
        </draw:custom-shape>
        <draw:custom-shape draw:style-name="gr6" draw:text-style-name="P1" draw:layer="layout" svg:width="0.1cm" svg:height="18cm" svg:x="14.4cm" svg:y="3.5cm">
          <text:p/>
          <draw:enhanced-geometry svg:viewBox="0 0 21600 21600" draw:extrusion="true" draw:extrusion-viewpoint="(3.472cm -3.472cm 25cm)" draw:extrusion-origin="0.5 -0.5" draw:extrusion-skew="50 -135" dr3d:shade-mode="flat" draw:extrusion-metal="true" draw:extrusion-specularity="122%" draw:extrusion-diffusion="122%" draw:extrusion-depth="0.1cm 0" draw:type="rectangle" draw:enhanced-path="M 0 0 L 21600 0 21600 21600 0 21600 0 0 Z N"/>
        </draw:custom-shape>
        <draw:frame draw:style-name="gr2" draw:text-style-name="P1" draw:layer="layout" svg:width="1.737cm" svg:height="0.26cm" draw:transform="rotate (1.57358885359809) translate (10.44cm 21.338cm)">
          <draw:image xlink:href="Pictures/10000201000001A50000003F5CE7AA8E.png" xlink:type="simple" xlink:show="embed" xlink:actuate="onLoad">
            <text:p/>
          </draw:image>
        </draw:frame>
        <draw:custom-shape draw:style-name="gr7" draw:text-style-name="P1" draw:layer="layout" svg:width="0.3cm" svg:height="0.6cm" svg:x="10.4cm" svg:y="20.8cm">
          <text:p/>
          <draw:enhanced-geometry svg:viewBox="0 0 21600 21600" draw:extrusion="true" draw:extrusion-depth="0.1cm 0" draw:type="rectangle" draw:enhanced-path="M 0 0 L 21600 0 21600 21600 0 21600 0 0 Z N"/>
        </draw:custom-shape>
        <draw:frame draw:style-name="gr2" draw:text-style-name="P1" draw:layer="layout" svg:width="1.737cm" svg:height="0.26cm" draw:transform="rotate (1.57358885359809) translate (10.441cm 19.7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2cm 18.1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1cm 17.0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2cm 15.4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1cm 13.8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2cm 12.2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1cm 11.0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2cm 9.4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2cm 13.8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1cm 12.7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2cm 11.1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1cm 9.5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draw:layer="layout" svg:width="1.737cm" svg:height="0.26cm" draw:transform="rotate (1.57358885359809) translate (10.442cm 7.938cm)">
          <draw:image xlink:href="Pictures/10000201000001A50000003F5CE7AA8E.png" xlink:type="simple" xlink:show="embed" xlink:actuate="onLoad">
            <text:p/>
          </draw:image>
        </draw:frame>
        <draw:frame draw:style-name="gr2" draw:text-style-name="P1" xml:id="id1" draw:id="id1" draw:layer="layout" svg:width="1.737cm" svg:height="0.26cm" draw:transform="rotate (1.57358885359809) translate (10.441cm 6.638cm)">
          <draw:image xlink:href="Pictures/10000201000001A50000003F5CE7AA8E.png" xlink:type="simple" xlink:show="embed" xlink:actuate="onLoad">
            <text:p/>
          </draw:image>
        </draw:frame>
        <draw:custom-shape draw:style-name="gr4" draw:text-style-name="P1" draw:layer="layout" svg:width="11.3cm" svg:height="0.6cm" svg:x="4.796cm" svg:y="26.932cm">
          <text:p/>
          <draw:enhanced-geometry svg:viewBox="0 0 21600 21600" draw:extrusion="true" draw:extrusion-depth="0.3cm 0" draw:extrusion-viewpoint="(0cm -3.472cm 25cm)" draw:extrusion-origin="0 -0.5" draw:extrusion-skew="50 -90" draw:type="rectangle" draw:enhanced-path="M 0 0 L 21600 0 21600 21600 0 21600 0 0 Z N"/>
        </draw:custom-shape>
        <draw:custom-shape draw:style-name="gr5" draw:text-style-name="P1" draw:layer="layout" svg:width="11.3cm" svg:height="0.3cm" svg:x="4.896cm" svg:y="25.532cm">
          <text:p/>
          <draw:enhanced-geometry svg:viewBox="0 0 21600 21600" draw:extrusion="true" draw:extrusion-depth="0.07cm 0" draw:extrusion-viewpoint="(3.472cm -3.472cm 25cm)" draw:extrusion-origin="0.5 -0.5" draw:extrusion-skew="50 -135" draw:type="rectangle" draw:enhanced-path="M 0 0 L 21600 0 21600 21600 0 21600 0 0 Z N"/>
        </draw:custom-shape>
        <draw:custom-shape draw:style-name="gr3" draw:text-style-name="P1" draw:layer="layout" svg:width="0.9cm" svg:height="1cm" svg:x="10.196cm" svg:y="25.832cm">
          <text:p/>
          <draw:enhanced-geometry svg:viewBox="0 0 21600 21600" draw:path-stretchpoint-x="10800" draw:path-stretchpoint-y="10800" draw:text-areas="?f3 ?f4 ?f5 ?f6" draw:extrusion="true" draw:extrusion-depth="0.3cm 0" draw:extrusion-viewpoint="(0cm -3.472cm 25cm)" draw:extrusion-origin="0 -0.5" draw:extrusion-skew="50 -90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3cm" svg:height="0.3cm" svg:x="5.696cm" svg:y="25.332cm">
          <text:p/>
          <draw:enhanced-geometry svg:viewBox="0 0 21600 21600" draw:extrusion="true" draw:extrusion-depth="0.07cm 0" draw:extrusion-viewpoint="(3.472cm -3.472cm 25cm)" draw:extrusion-origin="0.5 -0.5" draw:extrusion-skew="50 -135" draw:type="rectangle" draw:enhanced-path="M 0 0 L 21600 0 21600 21600 0 21600 0 0 Z N"/>
        </draw:custom-shape>
        <draw:custom-shape draw:style-name="gr5" draw:text-style-name="P1" draw:layer="layout" svg:width="1.3cm" svg:height="0.3cm" svg:x="14.396cm" svg:y="25.332cm">
          <text:p/>
          <draw:enhanced-geometry svg:viewBox="0 0 21600 21600" draw:extrusion="true" draw:extrusion-depth="0.07cm 0" draw:extrusion-viewpoint="(3.472cm -3.472cm 25cm)" draw:extrusion-origin="0.5 -0.5" draw:extrusion-skew="50 -135" draw:type="rectangle" draw:enhanced-path="M 0 0 L 21600 0 21600 21600 0 21600 0 0 Z N"/>
        </draw:custom-shape>
        <draw:custom-shape draw:style-name="gr8" draw:text-style-name="P1" draw:layer="layout" svg:width="0.807cm" svg:height="19.096cm" draw:transform="rotate (-0.00157079632679416) translate (16.208cm 2.898cm)">
          <text:p/>
          <draw:enhanced-geometry svg:viewBox="0 0 21600 21600" draw:glue-points="0 0 0 21600 21600 10800" draw:text-areas="0 ?f3 15150 ?f4" draw:type="right-bracket" draw:modifiers="56.182472989195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8" draw:text-style-name="P1" draw:layer="layout" svg:width="0.6cm" svg:height="11.4cm" draw:transform="rotate (-1.5707963267949) translate (16.1cm 22.5cm)">
          <text:p/>
          <draw:enhanced-geometry svg:viewBox="0 0 21600 21600" draw:glue-points="0 0 0 21600 21600 10800" draw:text-areas="0 ?f3 15150 ?f4" draw:type="right-bracket" draw:modifiers="56.182472989195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8" draw:text-style-name="P1" draw:layer="layout" svg:width="0.807cm" svg:height="0.899cm" draw:transform="rotate (-0.00157079632679416) translate (16.188cm 25.8cm)">
          <text:p/>
          <draw:enhanced-geometry svg:viewBox="0 0 21600 21600" draw:glue-points="0 0 0 21600 21600 10800" draw:text-areas="0 ?f3 15150 ?f4" draw:mirror-horizontal="false" draw:mirror-vertical="false" draw:type="right-bracket" draw:modifiers="56.182472989195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1" draw:layer="layout" svg:width="16.3cm" svg:height="3.6cm" svg:x="2.6cm" svg:y="2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3cm" svg:height="21.3cm" svg:x="2.6cm" svg:y="2.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74cm" svg:height="0.962cm" draw:transform="rotate (-1.56416407563732) translate (17.95cm 9.555cm)">
          <draw:text-box>
            <text:p text:style-name="P2"><text:span text:style-name="T1">66,5 cm</text:span></text:p>
          </draw:text-box>
        </draw:frame>
        <draw:custom-shape draw:style-name="gr8" draw:text-style-name="P1" draw:layer="layout" svg:width="0.499cm" svg:height="2.2cm" draw:transform="rotate (-1.5707963267949) translate (11.7cm 27.501cm)">
          <text:p/>
          <draw:enhanced-geometry svg:viewBox="0 0 21600 21600" draw:glue-points="0 0 0 21600 21600 10800" draw:text-areas="0 ?f3 15150 ?f4" draw:type="right-bracket" draw:modifiers="56.182472989195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" draw:text-style-name="P2" draw:layer="layout" svg:width="2.042cm" svg:height="0.962cm" draw:transform="rotate (-1.56416407563732) translate (17.851cm 25.355cm)">
          <draw:text-box>
            <text:p text:style-name="P2"><text:span text:style-name="T1">4 cm</text:span></text:p>
          </draw:text-box>
        </draw:frame>
        <draw:frame draw:style-name="gr11" draw:text-style-name="P2" draw:layer="layout" svg:width="2.042cm" svg:height="0.962cm" draw:transform="rotate (0.0010471975511966) translate (9.857cm 23.002cm)">
          <draw:text-box>
            <text:p text:style-name="P2"><text:span text:style-name="T1">4 cm</text:span></text:p>
          </draw:text-box>
        </draw:frame>
        <draw:line draw:style-name="gr12" draw:text-style-name="P1" draw:layer="layout" svg:x1="7cm" svg:y1="19.8cm" svg:x2="14.1cm" svg:y2="19.8cm">
          <text:p/>
        </draw:line>
        <draw:frame draw:style-name="gr11" draw:text-style-name="P2" draw:layer="layout" svg:width="3.441cm" svg:height="0.962cm" draw:transform="rotate (0.0010471975511966) translate (9.358cm 27.904cm)">
          <draw:text-box>
            <text:p text:style-name="P2"><text:span text:style-name="T1">10,5 cm</text:span></text:p>
          </draw:text-box>
        </draw:frame>
        <draw:frame draw:style-name="gr11" draw:text-style-name="P3" draw:layer="layout" svg:width="4.9cm" svg:height="1.039cm" draw:transform="rotate (0.0010471975511966) translate (8.099cm 18.761cm)">
          <draw:text-box>
            <text:p text:style-name="P3"><text:span text:style-name="T2">Distancia ajustable (soporte de telgopor)</text:span></text:p>
          </draw:text-box>
        </draw:frame>
        <draw:custom-shape draw:style-name="gr8" draw:text-style-name="P1" draw:layer="layout" svg:width="0.793cm" svg:height="16.8cm" draw:transform="rotate (-0.00157079632679416) translate (8.707cm 3.899cm)">
          <text:p/>
          <draw:enhanced-geometry svg:viewBox="0 0 21600 21600" draw:glue-points="0 0 0 21600 21600 10800" draw:text-areas="0 ?f3 15150 ?f4" draw:mirror-horizontal="true" draw:type="right-bracket" draw:modifiers="56.182472989195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3" draw:text-style-name="P2" draw:layer="layout" svg:width="3.8cm" svg:height="0.962cm" draw:transform="rotate (1.59767439727561) translate (7.852cm 13.31cm)">
          <draw:text-box>
            <text:p text:style-name="P2"><text:span text:style-name="T1">55 cm</text:span></text:p>
          </draw:text-box>
        </draw:frame>
        <draw:connector draw:style-name="gr14" draw:text-style-name="P1" draw:layer="layout" svg:x1="10.699cm" svg:y1="5.769cm" svg:x2="12.15cm" svg:y2="8.502cm" draw:start-shape="id1" draw:start-glue-point="2" draw:end-shape="id2" draw:end-glue-point="0" svg:d="m10699 5769h1451v2733" svg:viewBox="0 0 1452 2734">
          <text:p/>
        </draw:connector>
        <draw:frame draw:style-name="gr11" draw:text-style-name="P4" xml:id="id2" draw:id="id2" draw:layer="layout" svg:width="4.9cm" svg:height="1.039cm" draw:transform="rotate (0.0010471975511966) translate (9.7cm 8.505cm)">
          <draw:text-box>
            <text:p text:style-name="P4"><text:span text:style-name="T2">Varilla roscada.</text:span></text:p>
            <text:p text:style-name="P4"><text:span text:style-name="T2"><text:s/></text:span><text:span text:style-name="T2">(diámetro 7,94 mm )</text:span></text:p>
          </draw:text-box>
        </draw:frame>
        <draw:custom-shape draw:style-name="gr15" draw:text-style-name="P1" draw:layer="layout" svg:width="0.3cm" svg:height="0.1cm" svg:x="4.8cm" svg:y="3.3cm">
          <text:p/>
          <draw:enhanced-geometry svg:viewBox="0 0 21600 21600" draw:extrusion="true" draw:extrusion-viewpoint="(0cm 3.472cm 25cm)" draw:extrusion-origin="0 -0.5" draw:extrusion-skew="50 90" draw:extrusion-depth="0.87cm 0" draw:extrusion-first-light-direction="(0 50000 10000)" draw:extrusion-second-light-direction="(0 -50000 10000)" draw:extrusion-color="true" draw:type="rectangle" draw:enhanced-path="M 0 0 L 21600 0 21600 21600 0 21600 0 0 Z N"/>
        </draw:custom-shape>
        <draw:custom-shape draw:style-name="gr16" draw:text-style-name="P1" xml:id="id3" draw:id="id3" draw:layer="layout" svg:width="0.6cm" svg:height="0.3cm" svg:x="4.8cm" svg:y="3.2cm">
          <text:p/>
          <draw:enhanced-geometry svg:viewBox="0 0 21600 21600" draw:extrusion="true" draw:extrusion-viewpoint="(0cm 0cm 25cm)" draw:extrusion-origin="0 0" draw:extrusion-skew="0 0" draw:extrusion-color="true" draw:type="rectangle" draw:enhanced-path="M 0 0 L 21600 0 21600 21600 0 21600 0 0 Z N"/>
        </draw:custom-shape>
        <draw:connector draw:style-name="gr14" draw:text-style-name="P1" draw:layer="layout" svg:x1="4.8cm" svg:y1="3.35cm" svg:x2="3.45cm" svg:y2="6.5cm" draw:start-shape="id3" draw:start-glue-point="3" draw:end-shape="id4" svg:d="m4800 3350h-1350v3150" svg:viewBox="0 0 1351 3151">
          <text:p/>
        </draw:connector>
        <draw:frame draw:style-name="gr17" draw:text-style-name="P5" xml:id="id4" draw:id="id4" draw:layer="layout" svg:width="3.1cm" svg:height="1.5cm" svg:x="1.9cm" svg:y="6.5cm">
          <draw:text-box>
            <text:p text:style-name="P5"><text:span text:style-name="T3">Sensor A</text:span></text:p>
          </draw:text-box>
        </draw:frame>
        <draw:frame draw:style-name="gr18" draw:text-style-name="P1" draw:layer="layout" svg:width="10.1cm" svg:height="1.7cm" svg:x="5.9cm" svg:y="0.9cm">
          <draw:text-box>
            <text:p text:style-name="P1">Eje X</text:p>
            <text:p text:style-name="P1">(Vista superior)</text:p>
          </draw:text-box>
        </draw:frame>
        <draw:frame draw:style-name="gr19" draw:text-style-name="P1" draw:layer="layout" svg:width="10.1cm" svg:height="0.962cm" svg:x="5.5cm" svg:y="24.1cm">
          <draw:text-box>
            <text:p text:style-name="P1">Eje X (Vista frontal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German</meta:initial-creator>
    <meta:creation-date>2014-08-02T17:12:03</meta:creation-date>
    <dc:date>2014-08-03T23:16:45</dc:date>
    <dc:creator>Denis German</dc:creator>
    <meta:editing-duration>P1DT5H50M34S</meta:editing-duration>
    <meta:editing-cycles>3</meta:editing-cycles>
    <meta:generator>LibreOffice/4.0.2.2$Linux_X86_64 LibreOffice_project/400m0$Build-2</meta:generator>
    <meta:document-statistic meta:object-count="64"/>
  </office:meta>
</office:document-meta>
</file>